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522cm" fo:min-width="0.301cm" fo:padding-top="0.142cm" fo:padding-bottom="0.142cm" fo:padding-left="0.267cm" fo:padding-right="0.267cm" draw:shadow="hidden" draw:shadow-color="#808080" draw:shadow-opacity="11%"/>
    </style:style>
    <style:style style:name="gr2" style:family="graphic" style:parent-style-name="objectwithoutfill">
      <style:graphic-properties draw:stroke="solid" svg:stroke-width="0.035cm" svg:stroke-color="#808080" draw:marker-start-width="0.252cm" draw:marker-end="Arrow" draw:marker-end-width="0.352cm" draw:fill="none" draw:textarea-vertical-align="middle" fo:padding-top="0.142cm" fo:padding-bottom="0.142cm" fo:padding-left="0.267cm" fo:padding-right="0.267cm" draw:shadow="hidden" draw:shadow-color="#808080" draw:shadow-opacity="11%"/>
    </style:style>
    <style:style style:name="gr3" style:family="graphic" style:parent-style-name="standard">
      <style:graphic-properties draw:stroke="solid" svg:stroke-width="0.035cm" svg:stroke-color="#808080" draw:marker-start-width="0.252cm" draw:marker-end-width="0.252cm" draw:fill="none" draw:textarea-horizontal-align="justify" draw:textarea-vertical-align="middle" draw:auto-grow-height="false" fo:min-height="0.986cm" fo:min-width="2.298cm" fo:padding-top="0.142cm" fo:padding-bottom="0.142cm" fo:padding-left="0.267cm" fo:padding-right="0.267cm" draw:shadow="hidden" draw:shadow-color="#808080" draw:shadow-opacity="11%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782cm" fo:min-width="3.183cm"/>
    </style:style>
    <style:style style:name="gr5" style:family="graphic" style:parent-style-name="objectwithoutfill">
      <style:graphic-properties draw:stroke="solid"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 draw:shadow="hidden" draw:shadow-color="#808080" draw:shadow-opacity="11%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782cm" fo:min-width="2.548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179cm" svg:height="1.138cm" svg:x="12.303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096cm" svg:y1="17.637cm" svg:x2="17.093cm" svg:y2="16.052cm" draw:start-shape="id1" draw:start-glue-point="1" draw:end-shape="id2" draw:end-glue-point="6" svg:d="M7096 17637c7483 0 2485-1585 9997-1585" svg:viewBox="0 0 9998 1586">
          <text:p/>
        </draw:connector>
        <draw:custom-shape draw:style-name="gr3" draw:text-style-name="P1" xml:id="id14" draw:id="id14" draw:layer="layout" svg:width="2.832cm" svg:height="1.27cm" svg:x="16.202cm" svg:y="7.477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2">0.4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9.509cm" svg:y1="11.602cm" svg:x2="12.303cm" svg:y2="11.475cm" draw:start-shape="id3" draw:start-glue-point="10" draw:end-shape="id4" draw:end-glue-point="6" svg:d="M9509 11602c2095 0 699-127 2794-127" svg:viewBox="0 0 2795 128">
          <text:p/>
        </draw:connector>
        <draw:connector draw:style-name="gr2" draw:text-style-name="P1" draw:layer="layout" draw:type="curve" svg:x1="18.145cm" svg:y1="11.553cm" svg:x2="21.32cm" svg:y2="11.353cm" draw:start-shape="id5" draw:start-glue-point="10" draw:end-shape="id6" draw:end-glue-point="6" svg:d="M18145 11553c2380 0 793-200 3175-200" svg:viewBox="0 0 3176 201">
          <text:p/>
        </draw:connector>
        <draw:connector draw:style-name="gr2" draw:text-style-name="P1" draw:layer="layout" draw:type="curve" svg:x1="22.499cm" svg:y1="11.353cm" svg:x2="23.352cm" svg:y2="11.414cm" draw:start-shape="id6" draw:start-glue-point="10" draw:end-shape="id7" draw:end-glue-point="3" svg:d="M22499 11353c654 0 228 61 853 61" svg:viewBox="0 0 854 62">
          <text:p/>
        </draw:connector>
        <draw:custom-shape draw:style-name="gr4" draw:text-style-name="P1" xml:id="id8" draw:id="id8" draw:layer="layout" svg:width="3.683cm" svg:height="2.032cm" svg:x="1.254cm" svg:y="7.985cm">
          <text:p text:style-name="P2">Lef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.937cm" svg:y1="9.001cm" svg:x2="8.538cm" svg:y2="8.537cm" draw:start-shape="id8" draw:start-glue-point="1" draw:end-shape="id9" draw:end-glue-point="5" svg:d="M4937 9001c2557 0 2131-574 2392-947s1209-543 1209 483" svg:viewBox="0 0 3602 1238">
          <text:p/>
        </draw:connector>
        <draw:custom-shape draw:style-name="gr4" draw:text-style-name="P1" xml:id="id1" draw:id="id1" draw:layer="layout" svg:width="3.683cm" svg:height="2.032cm" svg:x="3.413cm" svg:y="16.621cm">
          <text:p text:style-name="P2">19 kHz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3.683cm" svg:height="2.032cm" svg:x="3.54cm" svg:y="13.827cm">
          <text:p text:style-name="P2">38 kHz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223cm" svg:y1="14.843cm" svg:x2="12.893cm" svg:y2="12.044cm" draw:start-shape="id10" draw:start-glue-point="1" draw:end-shape="id4" draw:end-glue-point="8" svg:d="M7223 14843c3780 0 5670-933 5670-2799" svg:viewBox="0 0 5671 2800">
          <text:p/>
        </draw:connector>
        <draw:connector draw:style-name="gr2" draw:text-style-name="P1" draw:layer="layout" draw:type="curve" svg:x1="5.191cm" svg:y1="11.541cm" svg:x2="8.538cm" svg:y2="9.343cm" draw:start-shape="id11" draw:start-glue-point="1" draw:end-shape="id9" draw:end-glue-point="7" svg:d="M5191 11541c2232 0 3347-732 3347-2198" svg:viewBox="0 0 3348 2199">
          <text:p/>
        </draw:connector>
        <draw:connector draw:style-name="gr5" draw:text-style-name="P1" draw:layer="layout" draw:type="line" svg:x1="12.475cm" svg:y1="11.072cm" svg:x2="13.31cm" svg:y2="11.878cm" draw:start-shape="id4" draw:start-glue-point="5" draw:end-shape="id4" draw:end-glue-point="9" svg:d="M12475 11072l835 806" svg:viewBox="0 0 836 807">
          <text:p/>
        </draw:connector>
        <draw:connector draw:style-name="gr5" draw:text-style-name="P1" draw:layer="layout" draw:type="line" svg:x1="12.475cm" svg:y1="11.878cm" svg:x2="13.31cm" svg:y2="11.072cm" draw:start-shape="id4" draw:start-glue-point="7" draw:end-shape="id4" draw:end-glue-point="11" svg:d="M12475 11878l835-806" svg:viewBox="0 0 836 807">
          <text:p/>
        </draw:connector>
        <draw:custom-shape draw:style-name="gr6" draw:text-style-name="P1" xml:id="id7" draw:id="id7" draw:layer="layout" svg:width="3.048cm" svg:height="2.032cm" svg:x="23.352cm" svg:y="10.398cm">
          <text:p text:style-name="P2">Frequency</text:p>
          <text:p text:style-name="P2">Samples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93cm" svg:height="1.016cm" svg:x="10.254cm" svg:y="1.889cm">
          <draw:text-box>
            <text:p>Stereo FM Multiplexing</text:p>
          </draw:text-box>
        </draw:frame>
        <draw:connector draw:style-name="gr5" draw:text-style-name="P1" draw:layer="layout" draw:type="line" svg:x1="8.956cm" svg:y1="8.371cm" svg:x2="8.956cm" svg:y2="9.509cm" draw:start-shape="id9" draw:start-glue-point="4" draw:end-shape="id9" draw:end-glue-point="8" svg:d="M8956 8371v1138" svg:viewBox="0 0 1 1139">
          <text:p/>
        </draw:connector>
        <draw:connector draw:style-name="gr5" draw:text-style-name="P1" draw:layer="layout" draw:type="line" svg:x1="8.366cm" svg:y1="8.94cm" svg:x2="9.545cm" svg:y2="8.94cm" draw:start-shape="id9" draw:start-glue-point="6" draw:end-shape="id9" draw:end-glue-point="10" svg:d="M8366 8940h1179" svg:viewBox="0 0 1180 1">
          <text:p/>
        </draw:connector>
        <draw:custom-shape draw:style-name="gr1" draw:text-style-name="P1" xml:id="id9" draw:id="id9" draw:layer="layout" svg:width="1.179cm" svg:height="1.138cm" svg:x="8.366cm" svg:y="8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3.683cm" svg:height="2.032cm" svg:x="1.508cm" svg:y="10.525cm">
          <text:p text:style-name="P2">Righ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8.33cm" svg:y1="11.602cm" svg:x2="9.509cm" svg:y2="11.602cm" draw:start-shape="id3" draw:start-glue-point="6" draw:end-shape="id3" draw:end-glue-point="10" svg:d="M8330 11602h1179" svg:viewBox="0 0 1180 1">
          <text:p/>
        </draw:connector>
        <draw:custom-shape draw:style-name="gr1" draw:text-style-name="P1" xml:id="id3" draw:id="id3" draw:layer="layout" svg:width="1.179cm" svg:height="1.138cm" svg:x="8.33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937cm" svg:y1="9.001cm" svg:x2="8.502cm" svg:y2="11.199cm" draw:start-shape="id8" draw:start-glue-point="1" draw:end-shape="id3" draw:end-glue-point="5" svg:d="M4937 9001c2377 0 3565 732 3565 2198" svg:viewBox="0 0 3566 2199">
          <text:p/>
        </draw:connector>
        <draw:connector draw:style-name="gr2" draw:text-style-name="P1" draw:layer="layout" draw:type="curve" svg:x1="5.191cm" svg:y1="11.541cm" svg:x2="8.502cm" svg:y2="12.005cm" draw:start-shape="id11" draw:start-glue-point="1" draw:end-shape="id3" draw:end-glue-point="7" svg:d="M5191 11541c2340 0 1949 575 2192 948s1119 543 1119-484" svg:viewBox="0 0 3312 1239">
          <text:p/>
        </draw:connector>
        <draw:connector draw:style-name="gr2" draw:text-style-name="P1" draw:layer="layout" draw:type="curve" svg:x1="9.545cm" svg:y1="8.94cm" svg:x2="17.057cm" svg:y2="5.6cm" draw:start-shape="id9" draw:start-glue-point="10" draw:end-shape="id12" draw:end-glue-point="6" svg:d="M9545 8940c5634 0 1878-3340 7512-3340" svg:viewBox="0 0 7513 3341">
          <text:p/>
        </draw:connector>
        <draw:custom-shape draw:style-name="gr1" draw:text-style-name="P1" xml:id="id5" draw:id="id5" draw:layer="layout" svg:width="1.179cm" svg:height="1.138cm" svg:x="16.966cm" svg:y="1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7.529cm" svg:y1="13.7cm" svg:x2="17.556cm" svg:y2="12.122cm" draw:start-shape="id13" draw:start-glue-point="0" draw:end-shape="id5" draw:end-glue-point="8" svg:d="M17529 13700c0-1182 27-393 27-1578" svg:viewBox="0 0 28 1579">
          <text:p/>
        </draw:connector>
        <draw:connector draw:style-name="gr5" draw:text-style-name="P1" draw:layer="layout" draw:type="line" svg:x1="17.138cm" svg:y1="11.15cm" svg:x2="17.973cm" svg:y2="11.956cm" draw:start-shape="id5" draw:start-glue-point="5" draw:end-shape="id5" draw:end-glue-point="9" svg:d="M17138 11150l835 806" svg:viewBox="0 0 836 807">
          <text:p/>
        </draw:connector>
        <draw:connector draw:style-name="gr5" draw:text-style-name="P1" draw:layer="layout" draw:type="line" svg:x1="17.138cm" svg:y1="11.956cm" svg:x2="17.973cm" svg:y2="11.15cm" draw:start-shape="id5" draw:start-glue-point="7" draw:end-shape="id5" draw:end-glue-point="11" svg:d="M17138 11956l835-806" svg:viewBox="0 0 836 807">
          <text:p/>
        </draw:connector>
        <draw:custom-shape draw:style-name="gr1" draw:text-style-name="P1" xml:id="id12" draw:id="id12" draw:layer="layout" svg:width="1.179cm" svg:height="1.138cm" svg:x="17.057cm" svg:y="5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7.618cm" svg:y1="7.477cm" svg:x2="17.647cm" svg:y2="6.169cm" draw:start-shape="id14" draw:start-glue-point="0" draw:end-shape="id12" draw:end-glue-point="8" svg:d="M17618 7477c0-979 29-326 29-1308" svg:viewBox="0 0 30 1309">
          <text:p/>
        </draw:connector>
        <draw:connector draw:style-name="gr5" draw:text-style-name="P1" draw:layer="layout" draw:type="line" svg:x1="17.229cm" svg:y1="5.197cm" svg:x2="18.064cm" svg:y2="6.003cm" draw:start-shape="id12" draw:start-glue-point="5" draw:end-shape="id12" draw:end-glue-point="9" svg:d="M17229 5197l835 806" svg:viewBox="0 0 836 807">
          <text:p/>
        </draw:connector>
        <draw:connector draw:style-name="gr5" draw:text-style-name="P1" draw:layer="layout" draw:type="line" svg:x1="17.229cm" svg:y1="6.003cm" svg:x2="18.064cm" svg:y2="5.197cm" draw:start-shape="id12" draw:start-glue-point="7" draw:end-shape="id12" draw:end-glue-point="11" svg:d="M17229 6003l835-806" svg:viewBox="0 0 836 807">
          <text:p/>
        </draw:connector>
        <draw:custom-shape draw:style-name="gr1" draw:text-style-name="P1" xml:id="id2" draw:id="id2" draw:layer="layout" svg:width="1.179cm" svg:height="1.138cm" svg:x="17.093cm" svg:y="15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7.656cm" svg:y1="17.891cm" svg:x2="17.683cm" svg:y2="16.621cm" draw:start-shape="id15" draw:start-glue-point="0" draw:end-shape="id2" draw:end-glue-point="8" svg:d="M17656 17891c0-951 27-316 27-1270" svg:viewBox="0 0 28 1271">
          <text:p/>
        </draw:connector>
        <draw:connector draw:style-name="gr5" draw:text-style-name="P1" draw:layer="layout" draw:type="line" svg:x1="17.265cm" svg:y1="15.649cm" svg:x2="18.1cm" svg:y2="16.455cm" draw:start-shape="id2" draw:start-glue-point="5" draw:end-shape="id2" draw:end-glue-point="9" svg:d="M17265 15649l835 806" svg:viewBox="0 0 836 807">
          <text:p/>
        </draw:connector>
        <draw:connector draw:style-name="gr5" draw:text-style-name="P1" draw:layer="layout" draw:type="line" svg:x1="17.265cm" svg:y1="16.455cm" svg:x2="18.1cm" svg:y2="15.649cm" draw:start-shape="id2" draw:start-glue-point="7" draw:end-shape="id2" draw:end-glue-point="11" svg:d="M17265 16455l835-806" svg:viewBox="0 0 836 807">
          <text:p/>
        </draw:connector>
        <draw:connector draw:style-name="gr2" draw:text-style-name="P1" draw:layer="layout" draw:type="curve" svg:x1="13.482cm" svg:y1="11.475cm" svg:x2="16.966cm" svg:y2="11.553cm" draw:start-shape="id4" draw:start-glue-point="10" draw:end-shape="id5" draw:end-glue-point="6" svg:d="M13482 11475c2613 0 871 78 3484 78" svg:viewBox="0 0 3485 79">
          <text:p/>
        </draw:connector>
        <draw:connector draw:style-name="gr5" draw:text-style-name="P1" draw:layer="layout" draw:type="line" svg:x1="21.91cm" svg:y1="10.784cm" svg:x2="21.91cm" svg:y2="11.922cm" draw:start-shape="id6" draw:start-glue-point="4" draw:end-shape="id6" draw:end-glue-point="8" svg:d="M21910 10784v1138" svg:viewBox="0 0 1 1139">
          <text:p/>
        </draw:connector>
        <draw:connector draw:style-name="gr5" draw:text-style-name="P1" draw:layer="layout" draw:type="line" svg:x1="21.32cm" svg:y1="11.353cm" svg:x2="22.499cm" svg:y2="11.353cm" draw:start-shape="id6" draw:start-glue-point="6" draw:end-shape="id6" draw:end-glue-point="10" svg:d="M21320 11353h1179" svg:viewBox="0 0 1180 1">
          <text:p/>
        </draw:connector>
        <draw:custom-shape draw:style-name="gr1" draw:text-style-name="P1" xml:id="id6" draw:id="id6" draw:layer="layout" svg:width="1.179cm" svg:height="1.138cm" svg:x="21.32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8.272cm" svg:y1="16.052cm" svg:x2="21.91cm" svg:y2="11.922cm" draw:start-shape="id2" draw:start-glue-point="10" draw:end-shape="id6" draw:end-glue-point="8" svg:d="M18272 16052c2426 0 3638-1376 3638-4130" svg:viewBox="0 0 3639 4131">
          <text:p/>
        </draw:connector>
        <draw:connector draw:style-name="gr2" draw:text-style-name="P1" draw:layer="layout" draw:type="curve" svg:x1="18.236cm" svg:y1="5.6cm" svg:x2="21.91cm" svg:y2="10.784cm" draw:start-shape="id12" draw:start-glue-point="10" draw:end-shape="id6" draw:end-glue-point="4" svg:d="M18236 5600c2450 0 3674 1728 3674 5184" svg:viewBox="0 0 3675 5185">
          <text:p/>
        </draw:connector>
        <draw:custom-shape draw:style-name="gr3" draw:text-style-name="P1" xml:id="id13" draw:id="id13" draw:layer="layout" svg:width="2.832cm" svg:height="1.27cm" svg:x="16.113cm" svg:y="13.7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2">0.4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5" draw:id="id15" draw:layer="layout" svg:width="2.832cm" svg:height="1.27cm" svg:x="16.24cm" svg:y="17.891cm">
          <draw:glue-point draw:id="4" svg:x="5cm" svg:y="-2.352cm"/>
          <draw:glue-point draw:id="5" svg:x="5cm" svg:y="2.647cm"/>
          <draw:glue-point draw:id="6" svg:x="-4.999cm" svg:y="-2.352cm"/>
          <draw:glue-point draw:id="7" svg:x="-4.999cm" svg:y="2.647cm"/>
          <text:p text:style-name="P2">0.1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37:17.593554692</meta:creation-date>
    <dc:date>2016-12-19T16:34:00.605009958</dc:date>
    <meta:editing-duration>PT17M15S</meta:editing-duration>
    <meta:editing-cycles>2</meta:editing-cycles>
    <meta:generator>LibreOffice/4.4.3.2$Linux_X86_64 LibreOffice_project/40m0$Build-2</meta:generator>
    <dc:creator>Jon </dc:creator>
    <meta:document-statistic meta:object-count="45"/>
  </office:meta>
</office:document-meta>
</file>